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68.41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219.34pt"/>
    </style:style>
    <style:style style:name="co5" style:family="table-column">
      <style:table-column-properties fo:break-before="auto" style:column-width="255.7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29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ro3" style:family="table-row">
      <style:table-row-properties style:row-height="57.66pt" fo:break-before="auto" style:use-optimal-row-height="true"/>
    </style:style>
    <style:style style:name="ro4" style:family="table-row">
      <style:table-row-properties style:row-height="35.15pt" fo:break-before="auto" style:use-optimal-row-height="true"/>
    </style:style>
    <style:style style:name="ro5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3-OLinuXino_Rev_A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/R0402(Board_Mounted)</text:p>
          </table:table-cell>
          <table:table-cell office:value-type="string" calcext:value-type="string">
            <text:p>R_0402_5MIL_0R(Board_Mounted)</text:p>
          </table:table-cell>
          <table:table-cell office:value-type="string" calcext:value-type="string">
            <text:p>R34,R5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/R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,R9,R12,R20,R22,R50,R54,R55,R62,R6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0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,R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0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2,R3,R4,R5,R6,R14,R15,R16,R18,R21,</text:p>
            <text:p>R24,R25,R29,R30,R35,R47,R52,R58,R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2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,R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99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6.04k/1%/R0402</text:p>
          </table:table-cell>
          <table:table-cell office:value-type="string" calcext:value-type="string">
            <text:p>R_0402_5MIL_DWS</text:p>
          </table:table-cell>
          <table:table-cell table:style-name="ce10" office:value-type="string" calcext:value-type="string">
            <text:p>R3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11,R26,R32,R37,R39,R46,R48,R60,R6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7,R19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51R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3,RM2,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8pF/50V/+-0.25pF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pF/50V/+-0.25pF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51,C52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53,C54,C93,C96,C97,C9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65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3,C4,C7,C9,C33,C16,C17,C18,C20,C22,</text:p>
            <text:p>C30,C32,C38,C50,C57,C60,C64,C63,C66,</text:p>
            <text:p>C71,C73,C75,C76,C78,C79,C82,C83,C95,</text:p>
            <text:p>C88,C84,C85,C86,C87,C89,C90,C91,C94,</text:p>
            <text:p>C99,C100,C101,C102,C103,C10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9,C4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.7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4,C28,C37,C43,C44,C45,C46,C48,C49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0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6,C8,C14,C15,C29,C31,C34,C35,C36,C39,</text:p>
            <text:p>C40,C41,C55,C59,C67,C68,C74,C77,C81,C9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2,C25,C26,C27,C56,C58,C61,C69,C7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.3nH/+-0.1nH/L0402</text:p>
            <text:p>(LQP15MN3N3B02D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.2uH/1.5A/72mR/20%/CD32</text:p>
            <text:p>(SPN30302R2MPTE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3,L4,L5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.2uH/1.5A/DCR=72mR/20%/</text:p>
            <text:p>3.00x3.00x1.50mm/CD32</text:p>
            <text:p>(NR3015T2R2M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7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2uH/4.5A/28mR/20%/CD75/</text:p>
            <text:p>7.8x7.0x5.0mm(YS75-2R2M)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B0805\600R\2A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2,L8,L9,L10,L11,L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3,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ML6402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\Red\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A114YKA(SOT-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CM7V-T1A(Crystal_Package-</text:p>
            <text:p>1206_3.20x1.50x0.65mm)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24MHZ/20pF/30ppm/4P/</text:p>
            <text:p>3.2x2.5mm</text:p>
          </table:table-cell>
          <table:table-cell office:value-type="string" calcext:value-type="string">
            <text:p>TSX-3.2x2.5mm_GND(3)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lWinner-S3(FBGA-234)</text:p>
          </table:table-cell>
          <table:table-cell office:value-type="string" calcext:value-type="string">
            <text:p>FBGA-234(Pitch-0.65mm_Pad-</text:p>
            <text:p>0.3mm_11x11x1.08mm)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-48)</text:p>
          </table:table-cell>
          <table:table-cell office:value-type="string" calcext:value-type="string">
            <text:p>QFN48-6x6mm-OLIMEX_V2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L8723BS(ComboModule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[2x(HN1x2)+HN1x4]</text:p>
          </table:table-cell>
          <table:table-cell table:style-name="ce3" office:value-type="string" calcext:value-type="string">
            <text:p>PoE[2x(HN1x2)+HN1x4]</text:p>
          </table:table-cell>
          <table:table-cell table:style-name="ce3" office:value-type="string" calcext:value-type="string">
            <text:p>Po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Flash[2x(PA-V16X-2X10-LF)]</text:p>
          </table:table-cell>
          <table:table-cell table:style-name="ce3" office:value-type="string" calcext:value-type="string">
            <text:p>Flash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PJG0926HENL(MagJack_</text:p>
            <text:p>10_100_1000_with_PoE)</text:p>
          </table:table-cell>
          <table:table-cell office:value-type="string" calcext:value-type="string">
            <text:p>LPJG0926HENL(MagJack_</text:p>
            <text:p>10_100_1000_with_PoE)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V2640(FPV-WZB21-24-LF)</text:p>
          </table:table-cell>
          <table:table-cell office:value-type="string" calcext:value-type="string">
            <text:p>CA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J-W47S-05D2-LF</text:p>
          </table:table-cell>
          <table:table-cell office:value-type="string" calcext:value-type="string">
            <text:p>PJ-W47S-05D2-LF_5PIN_V2</text:p>
          </table:table-cell>
          <table:table-cell office:value-type="string" calcext:value-type="string">
            <text:p>HEADPHONES/LINEOUT1,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mm-pitch_ZIF_SMT-15P</text:p>
          </table:table-cell>
          <table:table-cell office:value-type="string" calcext:value-type="string">
            <text:p>TE_1-1734248-5</text:p>
          </table:table-cell>
          <table:table-cell office:value-type="string" calcext:value-type="string">
            <text:p>RPi_CAMERA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.FL-R-SMT-1</text:p>
          </table:table-cell>
          <table:table-cell office:value-type="string" calcext:value-type="string">
            <text:p>AN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USB\MISB-SWMM-5B_LF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PWR1,RST1</text:p>
          </table:table-cell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R/MICIN1,LINEINL/MIC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10)</text:p>
          </table:table-cell>
          <table:table-cell office:value-type="string" calcext:value-type="string">
            <text:p>HN2x10</text:p>
          </table:table-cell>
          <table:table-cell office:value-type="string" calcext:value-type="string">
            <text:p>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5pF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4,R5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.2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fo:background-color="transparent" style:scale-to="95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0-01-0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13:00:37.1919588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3T13:01:28.406946120</dc:date>
    <meta:editing-duration>PT4H57M5S</meta:editing-duration>
    <meta:editing-cycles>97</meta:editing-cycles>
    <meta:document-statistic meta:table-count="1" meta:cell-count="300" meta:object-count="0"/>
  </office:meta>
</office:document-meta>
</file>